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show all databases</text:p>
      <text:p text:style-name="P1">show dbs;</text:p>
      <text:p text:style-name="P4"/>
      <text:p text:style-name="P3">//create and switch to Database</text:p>
      <text:p text:style-name="P1">use databasename;</text:p>
      <text:p text:style-name="P4"/>
      <text:p text:style-name="P3">//drop Database</text:p>
      <text:p text:style-name="P1">db.dropDatabase();</text:p>
      <text:p text:style-name="P4"/>
      <text:p text:style-name="P3">//create Collection</text:p>
      <text:p text:style-name="P1">db.createCollection(<text:span text:style-name="T1">"collection_name"</text:span>);</text:p>
      <text:p text:style-name="P4"/>
      <text:p text:style-name="P3">//rename Collection</text:p>
      <text:p text:style-name="P1">db.collection_name.renameCollection(<text:span text:style-name="T1">"new_collection_name"</text:span>);</text:p>
      <text:p text:style-name="P4"/>
      <text:p text:style-name="P3">//delete/drop Collection</text:p>
      <text:p text:style-name="P1">db.collection_name.drop();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9:41:17.528509130</meta:creation-date>
    <dc:date>2025-02-13T19:46:13.133092389</dc:date>
    <meta:editing-duration>PT4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25" meta:character-count="297" meta:non-whitespace-character-count="284"/>
  </office:meta>
</office:document-meta>
</file>